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 Mono" officeooo:rsid="00078a85" officeooo:paragraph-rsid="00078a85"/>
    </style:style>
    <style:style style:name="P2" style:family="paragraph" style:parent-style-name="Standard">
      <style:text-properties style:font-name="Arial" officeooo:rsid="00078a85" officeooo:paragraph-rsid="00078a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r la siguiente estructura de directorios</text:p>
      <text:p text:style-name="P1">$ tree</text:p>
      <text:p text:style-name="P1">.</text:p>
      <text:p text:style-name="P1">├── dir1</text:p>
      <text:p text:style-name="P1">│   ├── sub11</text:p>
      <text:p text:style-name="P1">│   │   ├── file1.txt</text:p>
      <text:p text:style-name="P1">│   │   ├── file2.doc</text:p>
      <text:p text:style-name="P1">│   │   └── file3.doc</text:p>
      <text:p text:style-name="P1">│   └── sub12</text:p>
      <text:p text:style-name="P1">│   <text:s text:c="4"/>├── archivo1.gif</text:p>
      <text:p text:style-name="P1">│   <text:s text:c="4"/>├── archivo2.jpg</text:p>
      <text:p text:style-name="P1">│   <text:s text:c="4"/>└── archivo2.png</text:p>
      <text:p text:style-name="P1">└── dir2</text:p>
      <text:p text:style-name="P1"><text:s text:c="4"/>├── sub21</text:p>
      <text:p text:style-name="P1"><text:s text:c="4"/>└── sub22</text:p>
      <text:p text:style-name="P2">Copia /etc/passwd a sub22 usando ruta absoluta y relati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6-05-19T13:50:47.824418718</meta:creation-date>
    <dc:date>2016-05-19T13:59:44.083503552</dc:date>
    <dc:creator>ivan </dc:creator>
    <meta:editing-duration>PT5M45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6" meta:word-count="53" meta:character-count="325" meta:non-whitespace-character-count="232"/>
  </office:meta>
</office:document-meta>
</file>